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d3b0" officeooo:paragraph-rsid="000bd3b0"/>
    </style:style>
    <style:style style:name="P2" style:family="paragraph" style:parent-style-name="Standard">
      <style:text-properties officeooo:rsid="000c3aed" officeooo:paragraph-rsid="000bd3b0"/>
    </style:style>
    <style:style style:name="P3" style:family="paragraph" style:parent-style-name="Standard">
      <style:text-properties officeooo:paragraph-rsid="000bd3b0"/>
    </style:style>
    <style:style style:name="P4" style:family="paragraph" style:parent-style-name="Standard">
      <style:text-properties officeooo:rsid="000bd3b0" officeooo:paragraph-rsid="000bd3b0"/>
    </style:style>
    <style:style style:name="T1" style:family="text">
      <style:text-properties officeooo:rsid="000bd3b0"/>
    </style:style>
    <style:style style:name="T2" style:family="text">
      <style:text-properties officeooo:rsid="000c3a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">Test Audit</text:span></text:p>
      <text:p text:style-name="P1"/>
      <text:p text:style-name="P1"><text:text-input text:description="">[#list auditEntries as auditEntry]</text:text-input></text:p>
      <text:p text:style-name="P1"/>
      <text:p text:style-name="P3"><text:span text:style-name="T1"><text:text-input text:description="">${auditEntry.eventId}</text:text-input></text:span></text:p>
      <text:p text:style-name="P2"/>
      <text:p text:style-name="P2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2-01-19T18:10:32</meta:creation-date>
    <dc:date>2012-01-19T19:04:09</dc:date>
    <dc:creator>tiry </dc:creator>
    <meta:editing-duration>PT00H31M01S</meta:editing-duration>
    <meta:editing-cycles>5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8" meta:character-count="73"/>
  </office:meta>
</office:document-meta>
</file>